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text-underline-style="none" style:text-blinking="false"/>
    </style:style>
    <style:style style:name="T8" style:family="text"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MathJax Main" fo:font-size="9.60000038146973pt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12" style:family="text">
      <style:text-properties fo:font-variant="normal" fo:text-transform="none" fo:color="#4d87c7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iendly Arrays</text:p>
      <text:section text:style-name="Sect1" text:name="pageContent">
        <text:p text:style-name="P6">time limit per test</text:p>
        <text:p text:style-name="P7">2 seconds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You are given two arrays of integers — <text:bookmark text:name="MathJax-Element-1-Frame"/><text:bookmark text:name="MathJax-Span-1"/><text:bookmark text:name="MathJax-Span-2"/><text:bookmark text:name="MathJax-Span-3"/><text:bookmark text:name="MathJax-Span-4"/><text:span text:style-name="T2">a</text:span><text:bookmark text:name="MathJax-Span-5"/><text:span text:style-name="T4">1</text:span><text:bookmark text:name="MathJax-Span-6"/><text:span text:style-name="T5">,</text:span><text:bookmark text:name="MathJax-Span-7"/><text:span text:style-name="T6">…</text:span><text:bookmark text:name="MathJax-Span-8"/><text:span text:style-name="T5">,</text:span><text:bookmark text:name="MathJax-Span-9"/><text:bookmark text:name="MathJax-Span-10"/><text:span text:style-name="T2">a</text:span><text:bookmark text:name="MathJax-Span-11"/><text:span text:style-name="T3">n</text:span><text:span text:style-name="T7">�1,…,��</text:span> of length <text:bookmark text:name="MathJax-Element-2-Frame"/><text:bookmark text:name="MathJax-Span-12"/><text:bookmark text:name="MathJax-Span-13"/><text:bookmark text:name="MathJax-Span-14"/><text:span text:style-name="T2">n</text:span><text:span text:style-name="T7">�</text:span>, and <text:bookmark text:name="MathJax-Element-3-Frame"/><text:bookmark text:name="MathJax-Span-15"/><text:bookmark text:name="MathJax-Span-16"/><text:bookmark text:name="MathJax-Span-17"/><text:bookmark text:name="MathJax-Span-18"/><text:span text:style-name="T2">b</text:span><text:bookmark text:name="MathJax-Span-19"/><text:span text:style-name="T4">1</text:span><text:bookmark text:name="MathJax-Span-20"/><text:span text:style-name="T5">,</text:span><text:bookmark text:name="MathJax-Span-21"/><text:span text:style-name="T6">…</text:span><text:bookmark text:name="MathJax-Span-22"/><text:span text:style-name="T5">,</text:span><text:bookmark text:name="MathJax-Span-23"/><text:bookmark text:name="MathJax-Span-24"/><text:span text:style-name="T2">b</text:span><text:bookmark text:name="MathJax-Span-25"/><text:span text:style-name="T3">m</text:span><text:span text:style-name="T7">�1,…,��</text:span> of length <text:bookmark text:name="MathJax-Element-4-Frame"/><text:bookmark text:name="MathJax-Span-26"/><text:bookmark text:name="MathJax-Span-27"/><text:bookmark text:name="MathJax-Span-28"/><text:span text:style-name="T2">m</text:span><text:span text:style-name="T7">�</text:span>. You can choose any element <text:bookmark text:name="MathJax-Element-5-Frame"/><text:bookmark text:name="MathJax-Span-29"/><text:bookmark text:name="MathJax-Span-30"/><text:bookmark text:name="MathJax-Span-31"/><text:bookmark text:name="MathJax-Span-32"/><text:span text:style-name="T2">b</text:span><text:bookmark text:name="MathJax-Span-33"/><text:span text:style-name="T3">j</text:span><text:span text:style-name="T7">��</text:span> from array <text:bookmark text:name="MathJax-Element-6-Frame"/><text:bookmark text:name="MathJax-Span-34"/><text:bookmark text:name="MathJax-Span-35"/><text:bookmark text:name="MathJax-Span-36"/><text:span text:style-name="T2">b</text:span><text:span text:style-name="T7">�</text:span> (<text:bookmark text:name="MathJax-Element-7-Frame"/><text:bookmark text:name="MathJax-Span-37"/><text:bookmark text:name="MathJax-Span-38"/><text:bookmark text:name="MathJax-Span-39"/><text:span text:style-name="T5">1</text:span><text:bookmark text:name="MathJax-Span-40"/><text:span text:style-name="T6">≤</text:span><text:bookmark text:name="MathJax-Span-41"/><text:span text:style-name="T2">j</text:span><text:bookmark text:name="MathJax-Span-42"/><text:span text:style-name="T6">≤</text:span><text:bookmark text:name="MathJax-Span-43"/><text:span text:style-name="T2">m</text:span><text:span text:style-name="T7">1≤�≤�</text:span>), and for <text:span text:style-name="T1">all</text:span> <text:bookmark text:name="MathJax-Element-8-Frame"/><text:bookmark text:name="MathJax-Span-44"/><text:bookmark text:name="MathJax-Span-45"/><text:bookmark text:name="MathJax-Span-46"/><text:span text:style-name="T5">1</text:span><text:bookmark text:name="MathJax-Span-47"/><text:span text:style-name="T6">≤</text:span><text:bookmark text:name="MathJax-Span-48"/><text:span text:style-name="T2">i</text:span><text:bookmark text:name="MathJax-Span-49"/><text:span text:style-name="T6">≤</text:span><text:bookmark text:name="MathJax-Span-50"/><text:span text:style-name="T2">n</text:span><text:span text:style-name="T7">1≤�≤�</text:span> perform <text:bookmark text:name="MathJax-Element-9-Frame"/><text:bookmark text:name="MathJax-Span-51"/><text:bookmark text:name="MathJax-Span-52"/><text:bookmark text:name="MathJax-Span-53"/><text:bookmark text:name="MathJax-Span-54"/><text:span text:style-name="T2">a</text:span><text:bookmark text:name="MathJax-Span-55"/><text:span text:style-name="T3">i</text:span><text:bookmark text:name="MathJax-Span-56"/><text:span text:style-name="T5">=</text:span><text:bookmark text:name="MathJax-Span-57"/><text:bookmark text:name="MathJax-Span-58"/><text:span text:style-name="T2">a</text:span><text:bookmark text:name="MathJax-Span-59"/><text:span text:style-name="T3">i</text:span><text:bookmark text:name="MathJax-Span-60"/><text:bookmark text:name="MathJax-Span-61"/><text:bookmark text:name="MathJax-Span-62"/><text:span text:style-name="T5">|</text:span><text:bookmark text:name="MathJax-Span-63"/><text:bookmark text:name="MathJax-Span-64"/><text:span text:style-name="T2">b</text:span><text:bookmark text:name="MathJax-Span-65"/><text:span text:style-name="T3">j</text:span><text:span text:style-name="T7">��=��|��</text:span>. You can perform any number of such operations.</text:p>
        <text:p text:style-name="P8">After all the operations, the value of <text:bookmark text:name="MathJax-Element-10-Frame"/><text:bookmark text:name="MathJax-Span-66"/><text:bookmark text:name="MathJax-Span-67"/><text:bookmark text:name="MathJax-Span-68"/><text:span text:style-name="T2">x</text:span><text:bookmark text:name="MathJax-Span-69"/><text:span text:style-name="T5">=</text:span><text:bookmark text:name="MathJax-Span-70"/><text:bookmark text:name="MathJax-Span-71"/><text:span text:style-name="T2">a</text:span><text:bookmark text:name="MathJax-Span-72"/><text:span text:style-name="T4">1</text:span><text:bookmark text:name="MathJax-Span-73"/><text:span text:style-name="T6">⊕</text:span><text:bookmark text:name="MathJax-Span-74"/><text:bookmark text:name="MathJax-Span-75"/><text:span text:style-name="T2">a</text:span><text:bookmark text:name="MathJax-Span-76"/><text:span text:style-name="T4">2</text:span><text:bookmark text:name="MathJax-Span-77"/><text:span text:style-name="T6">⊕</text:span><text:bookmark text:name="MathJax-Span-78"/><text:span text:style-name="T6">…</text:span><text:bookmark text:name="MathJax-Span-79"/><text:span text:style-name="T6">⊕</text:span><text:bookmark text:name="MathJax-Span-80"/><text:bookmark text:name="MathJax-Span-81"/><text:span text:style-name="T2">a</text:span><text:bookmark text:name="MathJax-Span-82"/><text:span text:style-name="T3">n</text:span><text:span text:style-name="T7">�=�1⊕�2⊕…⊕��</text:span> will be calculated. Find the minimum and maximum values of <text:bookmark text:name="MathJax-Element-11-Frame"/><text:bookmark text:name="MathJax-Span-83"/><text:bookmark text:name="MathJax-Span-84"/><text:bookmark text:name="MathJax-Span-85"/><text:span text:style-name="T2">x</text:span><text:span text:style-name="T7">�</text:span> that could be obtained after performing any set of operations.</text:p>
        <text:p text:style-name="P13"><text:span text:style-name="T8">Above, </text:span><text:bookmark text:name="MathJax-Element-12-Frame"/><text:bookmark text:name="MathJax-Span-86"/><text:bookmark text:name="MathJax-Span-87"/><text:bookmark text:name="MathJax-Span-88"/><text:bookmark text:name="MathJax-Span-89"/><text:bookmark text:name="MathJax-Span-90"/><text:span text:style-name="T9">|</text:span><text:span text:style-name="T10">|</text:span><text:span text:style-name="T8"> is the </text:span><text:a xlink:type="simple" xlink:href="https://en.wikipedia.org/wiki/Bitwise_operation#OR" text:style-name="Internet_20_link" text:visited-style-name="Visited_20_Internet_20_Link"><text:span text:style-name="T12">bitwise OR operation</text:span></text:a><text:span text:style-name="T8">, and </text:span><text:bookmark text:name="MathJax-Element-13-Frame"/><text:bookmark text:name="MathJax-Span-91"/><text:bookmark text:name="MathJax-Span-92"/><text:bookmark text:name="MathJax-Span-93"/><text:span text:style-name="T10">⊕⊕</text:span><text:span text:style-name="T8"> is the </text:span><text:a xlink:type="simple" xlink:href="https://en.wikipedia.org/wiki/Bitwise_operation#XOR" text:style-name="Internet_20_link" text:visited-style-name="Visited_20_Internet_20_Link"><text:span text:style-name="T12">bitwise XOR operation</text:span></text:a><text:span text:style-name="T8">.</text:span></text:p>
        <text:p text:style-name="P10">Input</text:p>
        <text:p text:style-name="P8">The first line contains a single integer <text:bookmark text:name="MathJax-Element-14-Frame"/><text:bookmark text:name="MathJax-Span-94"/><text:bookmark text:name="MathJax-Span-95"/><text:bookmark text:name="MathJax-Span-96"/><text:span text:style-name="T2">t</text:span><text:span text:style-name="T7">�</text:span> (<text:bookmark text:name="MathJax-Element-15-Frame"/><text:bookmark text:name="MathJax-Span-97"/><text:bookmark text:name="MathJax-Span-98"/><text:bookmark text:name="MathJax-Span-99"/><text:span text:style-name="T5">1</text:span><text:bookmark text:name="MathJax-Span-100"/><text:span text:style-name="T6">≤</text:span><text:bookmark text:name="MathJax-Span-101"/><text:span text:style-name="T2">t</text:span><text:bookmark text:name="MathJax-Span-102"/><text:span text:style-name="T6">≤</text:span><text:bookmark text:name="MathJax-Span-103"/><text:bookmark text:name="MathJax-Span-104"/><text:span text:style-name="T5">10</text:span><text:bookmark text:name="MathJax-Span-105"/><text:span text:style-name="T4">4</text:span><text:span text:style-name="T7">1≤�≤104</text:span>) — the number of test cases. This is followed by the description of the test cases.</text:p>
        <text:p text:style-name="P8">The first line of each test case contains two integers <text:bookmark text:name="MathJax-Element-16-Frame"/><text:bookmark text:name="MathJax-Span-106"/><text:bookmark text:name="MathJax-Span-107"/><text:bookmark text:name="MathJax-Span-108"/><text:span text:style-name="T2">n</text:span><text:span text:style-name="T7">�</text:span> and <text:bookmark text:name="MathJax-Element-17-Frame"/><text:bookmark text:name="MathJax-Span-109"/><text:bookmark text:name="MathJax-Span-110"/><text:bookmark text:name="MathJax-Span-111"/><text:span text:style-name="T2">m</text:span><text:span text:style-name="T7">�</text:span> (<text:bookmark text:name="MathJax-Element-18-Frame"/><text:bookmark text:name="MathJax-Span-112"/><text:bookmark text:name="MathJax-Span-113"/><text:bookmark text:name="MathJax-Span-114"/><text:span text:style-name="T5">1</text:span><text:bookmark text:name="MathJax-Span-115"/><text:span text:style-name="T6">≤</text:span><text:bookmark text:name="MathJax-Span-116"/><text:span text:style-name="T2">n</text:span><text:bookmark text:name="MathJax-Span-117"/><text:span text:style-name="T5">,</text:span><text:bookmark text:name="MathJax-Span-118"/><text:span text:style-name="T2">m</text:span><text:bookmark text:name="MathJax-Span-119"/><text:span text:style-name="T6">≤</text:span><text:bookmark text:name="MathJax-Span-120"/><text:span text:style-name="T5">2</text:span><text:bookmark text:name="MathJax-Span-121"/><text:span text:style-name="T6">⋅</text:span><text:bookmark text:name="MathJax-Span-122"/><text:bookmark text:name="MathJax-Span-123"/><text:span text:style-name="T5">10</text:span><text:bookmark text:name="MathJax-Span-124"/><text:span text:style-name="T4">5</text:span><text:span text:style-name="T7">1≤�,�≤2⋅105</text:span>) — the sizes of arrays <text:bookmark text:name="MathJax-Element-19-Frame"/><text:bookmark text:name="MathJax-Span-125"/><text:bookmark text:name="MathJax-Span-126"/><text:bookmark text:name="MathJax-Span-127"/><text:span text:style-name="T2">a</text:span><text:span text:style-name="T7">�</text:span> and <text:bookmark text:name="MathJax-Element-20-Frame"/><text:bookmark text:name="MathJax-Span-128"/><text:bookmark text:name="MathJax-Span-129"/><text:bookmark text:name="MathJax-Span-130"/><text:span text:style-name="T2">b</text:span><text:span text:style-name="T7">�</text:span>.</text:p>
        <text:p text:style-name="P8">The second line of each test case contains <text:bookmark text:name="MathJax-Element-21-Frame"/><text:bookmark text:name="MathJax-Span-131"/><text:bookmark text:name="MathJax-Span-132"/><text:bookmark text:name="MathJax-Span-133"/><text:span text:style-name="T2">n</text:span><text:span text:style-name="T7">�</text:span> integers <text:bookmark text:name="MathJax-Element-22-Frame"/><text:bookmark text:name="MathJax-Span-134"/><text:bookmark text:name="MathJax-Span-135"/><text:bookmark text:name="MathJax-Span-136"/><text:bookmark text:name="MathJax-Span-137"/><text:span text:style-name="T2">a</text:span><text:bookmark text:name="MathJax-Span-138"/><text:span text:style-name="T4">1</text:span><text:bookmark text:name="MathJax-Span-139"/><text:span text:style-name="T5">,</text:span><text:bookmark text:name="MathJax-Span-140"/><text:bookmark text:name="MathJax-Span-141"/><text:span text:style-name="T2">a</text:span><text:bookmark text:name="MathJax-Span-142"/><text:span text:style-name="T4">2</text:span><text:bookmark text:name="MathJax-Span-143"/><text:span text:style-name="T5">,</text:span><text:bookmark text:name="MathJax-Span-144"/><text:span text:style-name="T6">…</text:span><text:bookmark text:name="MathJax-Span-145"/><text:span text:style-name="T5">,</text:span><text:bookmark text:name="MathJax-Span-146"/><text:bookmark text:name="MathJax-Span-147"/><text:span text:style-name="T2">a</text:span><text:bookmark text:name="MathJax-Span-148"/><text:span text:style-name="T3">n</text:span><text:span text:style-name="T7">�1,�2,…,��</text:span> (<text:bookmark text:name="MathJax-Element-23-Frame"/><text:bookmark text:name="MathJax-Span-149"/><text:bookmark text:name="MathJax-Span-150"/><text:bookmark text:name="MathJax-Span-151"/><text:span text:style-name="T5">0</text:span><text:bookmark text:name="MathJax-Span-152"/><text:span text:style-name="T6">≤</text:span><text:bookmark text:name="MathJax-Span-153"/><text:bookmark text:name="MathJax-Span-154"/><text:span text:style-name="T2">a</text:span><text:bookmark text:name="MathJax-Span-155"/><text:span text:style-name="T3">i</text:span><text:bookmark text:name="MathJax-Span-156"/><text:span text:style-name="T6">≤</text:span><text:bookmark text:name="MathJax-Span-157"/><text:bookmark text:name="MathJax-Span-158"/><text:span text:style-name="T5">10</text:span><text:bookmark text:name="MathJax-Span-159"/><text:span text:style-name="T4">9</text:span><text:span text:style-name="T7">0≤��≤109</text:span>) — the array <text:bookmark text:name="MathJax-Element-24-Frame"/><text:bookmark text:name="MathJax-Span-160"/><text:bookmark text:name="MathJax-Span-161"/><text:bookmark text:name="MathJax-Span-162"/><text:span text:style-name="T2">a</text:span><text:span text:style-name="T7">�</text:span>.</text:p>
        <text:p text:style-name="P8">The third line of each test case contains <text:bookmark text:name="MathJax-Element-25-Frame"/><text:bookmark text:name="MathJax-Span-163"/><text:bookmark text:name="MathJax-Span-164"/><text:bookmark text:name="MathJax-Span-165"/><text:span text:style-name="T2">m</text:span><text:span text:style-name="T7">�</text:span> integers <text:bookmark text:name="MathJax-Element-26-Frame"/><text:bookmark text:name="MathJax-Span-166"/><text:bookmark text:name="MathJax-Span-167"/><text:bookmark text:name="MathJax-Span-168"/><text:bookmark text:name="MathJax-Span-169"/><text:span text:style-name="T2">b</text:span><text:bookmark text:name="MathJax-Span-170"/><text:span text:style-name="T4">1</text:span><text:bookmark text:name="MathJax-Span-171"/><text:span text:style-name="T5">,</text:span><text:bookmark text:name="MathJax-Span-172"/><text:bookmark text:name="MathJax-Span-173"/><text:span text:style-name="T2">b</text:span><text:bookmark text:name="MathJax-Span-174"/><text:span text:style-name="T4">2</text:span><text:bookmark text:name="MathJax-Span-175"/><text:span text:style-name="T5">,</text:span><text:bookmark text:name="MathJax-Span-176"/><text:span text:style-name="T6">…</text:span><text:bookmark text:name="MathJax-Span-177"/><text:span text:style-name="T5">,</text:span><text:bookmark text:name="MathJax-Span-178"/><text:bookmark text:name="MathJax-Span-179"/><text:span text:style-name="T2">b</text:span><text:bookmark text:name="MathJax-Span-180"/><text:span text:style-name="T3">m</text:span><text:span text:style-name="T7">�1,�2,…,��</text:span> (<text:bookmark text:name="MathJax-Element-27-Frame"/><text:bookmark text:name="MathJax-Span-181"/><text:bookmark text:name="MathJax-Span-182"/><text:bookmark text:name="MathJax-Span-183"/><text:span text:style-name="T5">0</text:span><text:bookmark text:name="MathJax-Span-184"/><text:span text:style-name="T6">≤</text:span><text:bookmark text:name="MathJax-Span-185"/><text:bookmark text:name="MathJax-Span-186"/><text:span text:style-name="T2">b</text:span><text:bookmark text:name="MathJax-Span-187"/><text:span text:style-name="T3">i</text:span><text:bookmark text:name="MathJax-Span-188"/><text:span text:style-name="T6">≤</text:span><text:bookmark text:name="MathJax-Span-189"/><text:bookmark text:name="MathJax-Span-190"/><text:span text:style-name="T5">10</text:span><text:bookmark text:name="MathJax-Span-191"/><text:span text:style-name="T4">9</text:span><text:span text:style-name="T7">0≤��≤109</text:span>) — the array <text:bookmark text:name="MathJax-Element-28-Frame"/><text:bookmark text:name="MathJax-Span-192"/><text:bookmark text:name="MathJax-Span-193"/><text:bookmark text:name="MathJax-Span-194"/><text:span text:style-name="T2">b</text:span><text:span text:style-name="T7">�</text:span>.</text:p>
        <text:p text:style-name="P8">It is guaranteed that the sum of values of <text:bookmark text:name="MathJax-Element-29-Frame"/><text:bookmark text:name="MathJax-Span-195"/><text:bookmark text:name="MathJax-Span-196"/><text:bookmark text:name="MathJax-Span-197"/><text:span text:style-name="T2">n</text:span><text:span text:style-name="T7">�</text:span> and <text:bookmark text:name="MathJax-Element-30-Frame"/><text:bookmark text:name="MathJax-Span-198"/><text:bookmark text:name="MathJax-Span-199"/><text:bookmark text:name="MathJax-Span-200"/><text:span text:style-name="T2">m</text:span><text:span text:style-name="T7">�</text:span> across all test cases does not exceed <text:bookmark text:name="MathJax-Element-31-Frame"/><text:bookmark text:name="MathJax-Span-201"/><text:bookmark text:name="MathJax-Span-202"/><text:bookmark text:name="MathJax-Span-203"/><text:span text:style-name="T5">2</text:span><text:bookmark text:name="MathJax-Span-204"/><text:span text:style-name="T6">⋅</text:span><text:bookmark text:name="MathJax-Span-205"/><text:bookmark text:name="MathJax-Span-206"/><text:span text:style-name="T5">10</text:span><text:bookmark text:name="MathJax-Span-207"/><text:span text:style-name="T4">5</text:span><text:span text:style-name="T7">2⋅105</text:span>.</text:p>
        <text:p text:style-name="P10">Output</text:p>
        <text:p text:style-name="P8">For each test case, output <text:bookmark text:name="MathJax-Element-32-Frame"/><text:bookmark text:name="MathJax-Span-208"/><text:bookmark text:name="MathJax-Span-209"/><text:bookmark text:name="MathJax-Span-210"/><text:span text:style-name="T5">2</text:span><text:span text:style-name="T7">2</text:span> numbers: the minimum and maximum possible values of <text:bookmark text:name="MathJax-Element-33-Frame"/><text:bookmark text:name="MathJax-Span-211"/><text:bookmark text:name="MathJax-Span-212"/><text:bookmark text:name="MathJax-Span-213"/><text:span text:style-name="T2">x</text:span><text:span text:style-name="T7">�</text:span> after performing any set of operations.</text:p>
        <text:p text:style-name="P9">Example</text:p>
        <text:p text:style-name="P11">input</text:p>
        <text:section text:style-name="Sect1" text:name="id004080903733720922">
          <text:p text:style-name="P12">Copy</text:p>
        </text:section>
        <text:p text:style-name="P1"><text:bookmark text:name="id0012039146440463311"/>2</text:p>
        <text:p text:style-name="P4">2 3</text:p>
        <text:p text:style-name="P4">0 1</text:p>
        <text:p text:style-name="P4">1 2 3</text:p>
        <text:p text:style-name="P1">3 1</text:p>
        <text:p text:style-name="P1">1 1 2</text:p>
        <text:p text:style-name="P1">1</text:p>
        <text:p text:style-name="P11">output</text:p>
        <text:section text:style-name="Sect1" text:name="id006062162742017645">
          <text:p text:style-name="P12">Copy</text:p>
        </text:section>
        <text:p text:style-name="P2"><text:bookmark text:name="id003621756034532724"/>0 1</text:p>
        <text:p text:style-name="P3">2 3</text:p>
        <text:p text:style-name="P10">Note</text:p>
        <text:p text:style-name="P8">In the first test case, if we apply the operation with element <text:bookmark text:name="MathJax-Element-34-Frame"/><text:bookmark text:name="MathJax-Span-214"/><text:bookmark text:name="MathJax-Span-215"/><text:bookmark text:name="MathJax-Span-216"/><text:bookmark text:name="MathJax-Span-217"/><text:span text:style-name="T2">b</text:span><text:bookmark text:name="MathJax-Span-218"/><text:span text:style-name="T4">1</text:span><text:bookmark text:name="MathJax-Span-219"/><text:span text:style-name="T5">=</text:span><text:bookmark text:name="MathJax-Span-220"/><text:span text:style-name="T5">1</text:span><text:span text:style-name="T7">�1=1</text:span>, the array <text:bookmark text:name="MathJax-Element-35-Frame"/><text:bookmark text:name="MathJax-Span-221"/><text:bookmark text:name="MathJax-Span-222"/><text:bookmark text:name="MathJax-Span-223"/><text:span text:style-name="T2">a</text:span><text:span text:style-name="T7">�</text:span> will become <text:bookmark text:name="MathJax-Element-36-Frame"/><text:bookmark text:name="MathJax-Span-224"/><text:bookmark text:name="MathJax-Span-225"/><text:bookmark text:name="MathJax-Span-226"/><text:span text:style-name="T5">[</text:span><text:bookmark text:name="MathJax-Span-227"/><text:span text:style-name="T5">1</text:span><text:bookmark text:name="MathJax-Span-228"/><text:span text:style-name="T5">,</text:span><text:bookmark text:name="MathJax-Span-229"/><text:span text:style-name="T5">1</text:span><text:bookmark text:name="MathJax-Span-230"/><text:span text:style-name="T5">]</text:span><text:span text:style-name="T7">[1,1]</text:span>, and <text:bookmark text:name="MathJax-Element-37-Frame"/><text:bookmark text:name="MathJax-Span-231"/><text:bookmark text:name="MathJax-Span-232"/><text:bookmark text:name="MathJax-Span-233"/><text:span text:style-name="T2">x</text:span><text:span text:style-name="T7">�</text:span> will be <text:bookmark text:name="MathJax-Element-38-Frame"/><text:bookmark text:name="MathJax-Span-234"/><text:bookmark text:name="MathJax-Span-235"/><text:bookmark text:name="MathJax-Span-236"/><text:span text:style-name="T5">0</text:span><text:span text:style-name="T7">0</text:span>. If no operations are applied, then <text:bookmark text:name="MathJax-Element-39-Frame"/><text:bookmark text:name="MathJax-Span-237"/><text:bookmark text:name="MathJax-Span-238"/><text:bookmark text:name="MathJax-Span-239"/><text:span text:style-name="T2">x</text:span><text:bookmark text:name="MathJax-Span-240"/><text:span text:style-name="T5">=</text:span><text:bookmark text:name="MathJax-Span-241"/><text:span text:style-name="T5">1</text:span><text:span text:style-name="T7">�=1</text:span>.</text:p>
        <text:p text:style-name="P8">In the second test case, if no operations are applied, then <text:bookmark text:name="MathJax-Element-40-Frame"/><text:bookmark text:name="MathJax-Span-242"/><text:bookmark text:name="MathJax-Span-243"/><text:bookmark text:name="MathJax-Span-244"/><text:span text:style-name="T2">x</text:span><text:bookmark text:name="MathJax-Span-245"/><text:span text:style-name="T5">=</text:span><text:bookmark text:name="MathJax-Span-246"/><text:span text:style-name="T5">2</text:span><text:span text:style-name="T7">�=2</text:span>. If we apply the operation with <text:bookmark text:name="MathJax-Element-41-Frame"/><text:bookmark text:name="MathJax-Span-247"/><text:bookmark text:name="MathJax-Span-248"/><text:bookmark text:name="MathJax-Span-249"/><text:bookmark text:name="MathJax-Span-250"/><text:span text:style-name="T2">b</text:span><text:bookmark text:name="MathJax-Span-251"/><text:span text:style-name="T4">1</text:span><text:bookmark text:name="MathJax-Span-252"/><text:span text:style-name="T5">=</text:span><text:bookmark text:name="MathJax-Span-253"/><text:span text:style-name="T5">1</text:span><text:span text:style-name="T7">�1=1</text:span>, then <text:bookmark text:name="MathJax-Element-42-Frame"/><text:bookmark text:name="MathJax-Span-254"/><text:bookmark text:name="MathJax-Span-255"/><text:bookmark text:name="MathJax-Span-256"/><text:span text:style-name="T2">a</text:span><text:bookmark text:name="MathJax-Span-257"/><text:span text:style-name="T5">=</text:span><text:bookmark text:name="MathJax-Span-258"/><text:span text:style-name="T5">[</text:span><text:bookmark text:name="MathJax-Span-259"/><text:span text:style-name="T5">1</text:span><text:bookmark text:name="MathJax-Span-260"/><text:span text:style-name="T5">,</text:span><text:bookmark text:name="MathJax-Span-261"/><text:span text:style-name="T5">1</text:span><text:bookmark text:name="MathJax-Span-262"/><text:span text:style-name="T5">,</text:span><text:bookmark text:name="MathJax-Span-263"/><text:span text:style-name="T5">3</text:span><text:bookmark text:name="MathJax-Span-264"/><text:span text:style-name="T5">]</text:span><text:span text:style-name="T7">�=[1,1,3]</text:span>, and <text:bookmark text:name="MathJax-Element-43-Frame"/><text:bookmark text:name="MathJax-Span-265"/><text:bookmark text:name="MathJax-Span-266"/><text:bookmark text:name="MathJax-Span-267"/><text:span text:style-name="T2">x</text:span><text:bookmark text:name="MathJax-Span-268"/><text:span text:style-name="T5">=</text:span><text:bookmark text:name="MathJax-Span-269"/><text:span text:style-name="T5">3</text:span><text:span text:style-name="T7">�=3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12:01:22.190000000</dc:date>
    <meta:editing-duration>PT6S</meta:editing-duration>
    <meta:editing-cycles>1</meta:editing-cycles>
    <meta:document-statistic meta:table-count="0" meta:image-count="0" meta:object-count="0" meta:page-count="1" meta:paragraph-count="38" meta:word-count="299" meta:character-count="1731" meta:non-whitespace-character-count="1463"/>
    <meta:generator>LibreOffice/7.2.2.2$Windows_X86_64 LibreOffice_project/02b2acce88a210515b4a5bb2e46cbfb63fe97d56</meta:generator>
  </office:meta>
</office:document-meta>
</file>